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4">
      <style:text-properties fo:font-size="10pt" style:font-size-asian="10pt"/>
    </style:style>
    <style:style style:name="P2" style:family="paragraph" style:parent-style-name="Heading_20_3">
      <style:text-properties fo:font-size="10pt" style:font-size-asian="10pt"/>
    </style:style>
    <style:style style:name="P3" style:family="paragraph" style:parent-style-name="Heading_20_2" style:master-page-name="Standard">
      <style:paragraph-properties fo:margin-left="-3.752cm" fo:margin-right="0cm" fo:margin-top="0cm" fo:margin-bottom="0cm" loext:contextual-spacing="false" fo:text-align="center" style:justify-single-word="false" fo:text-indent="0cm" style:auto-text-indent="false" style:page-number="1562"/>
      <style:text-properties fo:font-size="10pt" style:text-underline-style="solid" style:text-underline-width="auto" style:text-underline-color="font-color" fo:font-weight="bold" style:font-size-asian="10pt" style:font-weight-asian="bold"/>
    </style:style>
    <style:style style:name="P4" style:family="paragraph" style:parent-style-name="Standard" style:list-style-name="WW8Num3"/>
    <style:style style:name="P5" style:family="paragraph" style:parent-style-name="Standard">
      <style:text-properties fo:language="en" fo:country="US"/>
    </style:style>
    <style:style style:name="P6" style:family="paragraph" style:parent-style-name="Standard">
      <style:text-properties fo:language="en" fo:country="US" fo:font-weight="bold" style:font-weight-asian="bold"/>
    </style:style>
    <style:style style:name="P7" style:family="paragraph" style:parent-style-name="Standard">
      <style:text-properties fo:color="#000000" fo:font-style="italic" style:font-style-asian="italic" style:font-style-complex="italic"/>
    </style:style>
    <style:style style:name="P8" style:family="paragraph" style:parent-style-name="Standard">
      <style:paragraph-properties fo:margin-left="-3.752cm" fo:margin-right="0cm" fo:text-align="center" style:justify-single-word="false" fo:text-indent="0cm" style:auto-text-indent="false"/>
      <style:text-properties fo:font-size="10pt" style:text-underline-style="solid" style:text-underline-width="auto" style:text-underline-color="font-color" fo:font-weight="bold" style:font-size-asian="10pt" style:font-weight-asian="bold"/>
    </style:style>
    <style:style style:name="P9" style:family="paragraph" style:parent-style-name="Standard">
      <style:paragraph-properties fo:margin-left="-3.752cm" fo:margin-right="0cm" fo:text-align="center" style:justify-single-word="false" fo:text-indent="0cm" style:auto-text-indent="false"/>
      <style:text-properties style:text-underline-style="solid" style:text-underline-width="auto" style:text-underline-color="font-color" fo:font-weight="bold" style:font-weight-asian="bold"/>
    </style:style>
    <style:style style:name="P10" style:family="paragraph" style:parent-style-name="Standard" style:list-style-name="WW8Num3">
      <style:paragraph-properties fo:margin-top="0cm" fo:margin-bottom="0.176cm" loext:contextual-spacing="false"/>
    </style:style>
    <style:style style:name="P11" style:family="paragraph" style:parent-style-name="Standard" style:list-style-name="">
      <style:paragraph-properties fo:margin-top="0cm" fo:margin-bottom="0.176cm" loext:contextual-spacing="false"/>
      <style:text-properties style:language-asian="en" style:country-asian="US"/>
    </style:style>
    <style:style style:name="P12" style:family="paragraph" style:parent-style-name="Standard" style:list-style-name="WW8Num3">
      <style:paragraph-properties fo:margin-top="0cm" fo:margin-bottom="0.176cm" loext:contextual-spacing="false"/>
      <style:text-properties style:language-asian="en" style:country-asian="US"/>
    </style:style>
    <style:style style:name="P13" style:family="paragraph" style:parent-style-name="Standard" style:list-style-name="WW8Num3">
      <style:paragraph-properties fo:margin-top="0cm" fo:margin-bottom="0.176cm" loext:contextual-spacing="false" fo:orphans="0" fo:widows="0"/>
    </style:style>
    <style:style style:name="P14" style:family="paragraph" style:parent-style-name="Standard" style:list-style-name="WW8Num3">
      <style:paragraph-properties fo:margin-top="0cm" fo:margin-bottom="0.176cm" loext:contextual-spacing="false" fo:orphans="0" fo:widows="0"/>
      <style:text-properties fo:font-size="8pt" style:font-size-asian="8pt" style:language-asian="en" style:country-asian="US"/>
    </style:style>
    <style:style style:name="P15" style:family="paragraph" style:parent-style-name="Standard">
      <style:paragraph-properties fo:margin-left="-3.81cm" fo:margin-right="0cm" fo:orphans="0" fo:widows="0" fo:text-indent="0cm" style:auto-text-indent="false">
        <style:tab-stops>
          <style:tab-stop style:position="4.69cm" style:type="center"/>
          <style:tab-stop style:position="13.092cm" style:type="right"/>
        </style:tab-stops>
      </style:paragraph-properties>
    </style:style>
    <style:style style:name="P16" style:family="paragraph" style:parent-style-name="Header">
      <style:paragraph-properties fo:margin-left="-3.752cm" fo:margin-right="0cm" fo:text-align="center" style:justify-single-word="false" fo:text-indent="0cm" style:auto-text-indent="false">
        <style:tab-stops/>
      </style:paragraph-properties>
      <style:text-properties style:text-underline-style="solid" style:text-underline-width="auto" style:text-underline-color="font-color" fo:font-weight="bold" style:font-weight-asian="bold"/>
    </style:style>
    <style:style style:name="P17" style:family="paragraph" style:parent-style-name="Header" style:list-style-name="WW8Num3">
      <style:paragraph-properties fo:margin-top="0cm" fo:margin-bottom="0.176cm" loext:contextual-spacing="false">
        <style:tab-stops/>
      </style:paragraph-properties>
    </style:style>
    <style:style style:name="T1" style:family="text">
      <style:text-properties fo:font-weight="bold" style:language-asian="en" style:country-asian="US" style:font-weight-asian="bold"/>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fo:font-weight="bold" style:language-asian="en" style:country-asian="US" style:font-weight-asian="bold"/>
    </style:style>
    <style:style style:name="T4" style:family="text">
      <style:text-properties style:text-underline-style="solid" style:text-underline-width="auto" style:text-underline-color="font-color" style:language-asian="en" style:country-asian="US"/>
    </style:style>
    <style:style style:name="T5" style:family="text">
      <style:text-properties style:language-asian="en" style:country-asian="US"/>
    </style:style>
    <style:style style:name="T6" style:family="text">
      <style:text-properties fo:language="en" fo:country="US"/>
    </style:style>
    <style:style style:name="T7" style:family="text">
      <style:text-properties fo:language="en" fo:country="US" fo:font-weight="bold" style:font-weight-asian="bold"/>
    </style:style>
    <style:style style:name="T8" style:family="text">
      <style:text-properties fo:language="en" fo:country="US" fo:font-weight="bold" officeooo:rsid="0007d0aa" style:font-weight-asian="bold"/>
    </style:style>
    <style:style style:name="T9" style:family="text">
      <style:text-properties fo:color="#000000"/>
    </style:style>
    <style:style style:name="T10" style:family="text">
      <style:text-properties fo:color="#000000" fo:font-weight="bold" style:font-weight-asian="bold" style:font-weight-complex="bold"/>
    </style:style>
    <style:style style:name="T11" style:family="text">
      <style:text-properties fo:color="#000000" fo:font-style="italic" style:font-style-asian="italic" style:font-style-complex="italic"/>
    </style:style>
    <style:style style:name="T12" style:family="text">
      <style:text-properties fo:font-size="8pt" style:font-size-asian="8pt" style:language-asian="en" style:country-asian="US"/>
    </style:style>
    <style:style style:name="T13" style:family="text">
      <style:text-properties fo:font-size="8pt" style:text-underline-style="solid" style:text-underline-width="auto" style:text-underline-color="font-color" fo:font-weight="bold" style:font-size-asian="8pt" style:language-asian="en" style:country-asian="US" style:font-weight-asian="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0.002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text:soft-page-break/>PRESBYTERIAN CHURCH OF VICTORIA</text:h>
      <text:p text:style-name="P8"/>
      <text:p text:style-name="P9">PRESBYTERY OF MELBOURNE EAST</text:p>
      <text:p text:style-name="P16"/>
      <text:p text:style-name="P16"/>
      <text:list xml:id="list4232338486" text:style-name="WW8Num3">
        <text:list-item>
          <text:h text:style-name="P10" text:outline-level="1"><draw:frame draw:style-name="fr1" draw:name="Frame1" text:anchor-type="char" svg:x="-3.81cm" svg:y="0cm" svg:width="3.6cm" svg:height="0.801cm" draw:z-index="0"><draw:text-box><text:h text:style-name="P2" text:outline-level="3">CONSTITUTE<text:line-break/></text:h></draw:text-box></draw:frame>The Presbytery of Melbourne East met via Zoom on Wednesday 19 August 2020, pursuant to adjournment, for the transaction of ordinary business, commencing at 7.30pm. The meeting was constituted with prayer by the Moderator.</text:h>
        </text:list-item>
        <text:list-item>
          <text:h text:style-name="P10" text:outline-level="1"><draw:frame draw:style-name="fr1" draw:name="Frame2" text:anchor-type="char" svg:x="-3.81cm" svg:y="0cm" svg:width="3.6cm" svg:height="0.4cm" draw:z-index="1"><draw:text-box><text:h text:style-name="Heading_20_5" text:outline-level="5">SEDERUNT</text:h></draw:text-box></draw:frame>There were present Rev D. Assender, N. Arundell, D.N. Campbell, P. Chang, J. Elnatan, D. Hann, <text:s/>J. Huynh, L. Isham, P. Jang, K. Krayyem, P.D. Mercer, D.J.W. Milne, B. Nelson, G.J. Nicholson, B. Oakes, A.N. Salisbury, A.C. Siriweera, J. Stasse, Ministers; and <text:s/>J. Adlawan, P. Barton(Moderator), M. Campbell, K.L. Childs (Clerk), J. Hare, C. Jeon, B. Palmer, J. Singleton, D. Thomson, Elders.</text:h>
        </text:list-item>
        <text:list-item>
          <text:h text:style-name="P17" text:outline-level="1"><draw:frame draw:style-name="fr1" draw:name="Frame3" text:anchor-type="char" svg:x="-3.81cm" svg:y="0cm" svg:width="3.6cm" svg:height="0.4cm" draw:z-index="2"><draw:text-box><text:h text:style-name="Heading_20_5" text:outline-level="5">APOLOGIES</text:h></draw:text-box></draw:frame><text:span text:style-name="T5">It was resolved that apologies for absence which had been received from Rev. </text:span>P.A. Daffy,<text:span text:style-name="T5"> </text:span>A. Every, C.R. Thomas, <text:span text:style-name="T5">Ministers, and </text:span>J. Angelico, I. Jones, <text:span text:style-name="T5">Elders, be sustained.</text:span></text:h>
        </text:list-item>
        <text:list-item>
          <text:h text:style-name="P10" text:outline-level="1"><draw:frame draw:style-name="fr1" draw:name="Frame4" text:anchor-type="char" svg:x="-3.81cm" svg:y="0cm" svg:width="3.6cm" svg:height="0.4cm" draw:z-index="3"><draw:text-box><text:h text:style-name="Heading_20_5" text:outline-level="5">COMMISSIONS</text:h></draw:text-box></draw:frame><text:span text:style-name="T5">Nil.</text:span></text:h>
        </text:list-item>
        <text:list-item>
          <text:h text:style-name="P10" text:outline-level="1"><draw:frame draw:style-name="fr1" draw:name="Frame5" text:anchor-type="char" svg:x="-3.81cm" svg:y="0cm" svg:width="3.6cm" svg:height="0.4cm" draw:z-index="4"><draw:text-box><text:h text:style-name="Heading_20_5" text:outline-level="5">ASSOCIATIONS</text:h></draw:text-box></draw:frame>Nil.</text:h>
        </text:list-item>
        <text:list-item>
          <text:h text:style-name="P10" text:outline-level="1"><draw:frame draw:style-name="fr1" draw:name="Frame6" text:anchor-type="char" svg:x="-3.81cm" svg:y="0cm" svg:width="3.6cm" svg:height="0.4cm" draw:z-index="5"><draw:text-box><text:h text:style-name="Heading_20_5" text:outline-level="5">WELCOMES</text:h></draw:text-box></draw:frame>Nil.</text:h>
        </text:list-item>
        <text:list-item>
          <text:h text:style-name="P10" text:outline-level="1"><draw:frame draw:style-name="fr1" draw:name="Frame7" text:anchor-type="char" svg:x="-3.81cm" svg:y="0cm" svg:width="3.6cm" svg:height="0.4cm" draw:z-index="6"><draw:text-box><text:h text:style-name="Heading_20_5" text:outline-level="5">AGENDA</text:h></draw:text-box></draw:frame><text:span text:style-name="T5">It was resolved that the order of business, as set out on the Agenda and Supplementary Agenda, both of which had been printed and circulated, be approved.</text:span></text:h>
        </text:list-item>
        <text:list-item>
          <text:h text:style-name="P10" text:outline-level="1"><draw:frame draw:style-name="fr1" draw:name="Frame8" text:anchor-type="char" svg:x="-3.81cm" svg:y="0cm" svg:width="3.6cm" svg:height="1.199cm" draw:z-index="7"><draw:text-box><text:p text:style-name="Body_20_Text_20_2">CONFIRMATION OF MINUTES<text:line-break/>17 June 2020</text:p></draw:text-box></draw:frame><text:span text:style-name="T5">It was resolved that the minutes of the ordinary meeting of the Presbytery held on 17 June 2020, as printed and circulated, be confirmed as a correct record.</text:span></text:h>
        </text:list-item>
      </text:list>
      <text:h text:style-name="P11" text:outline-level="1"/>
      <text:list xml:id="list151855169342397" text:continue-numbering="true" text:style-name="WW8Num3">
        <text:list-item>
          <text:h text:style-name="P12" text:outline-level="1"><draw:frame draw:style-name="fr1" draw:name="Frame9" text:anchor-type="char" svg:x="-3.81cm" svg:y="0cm" svg:width="3.6cm" svg:height="1.573cm" draw:z-index="18"><draw:text-box><text:h text:style-name="Heading_20_5" text:outline-level="5">BUSINESS ARISING</text:h><text:p text:style-name="P5"/><text:p text:style-name="P5">Memorial minute</text:p></draw:text-box></draw:frame>Bev Mower memorial minute.</text:h>
        </text:list-item>
        <text:list-item>
          <text:h text:style-name="P12" text:outline-level="1">At the previous meeting Rev Bob Thomas was requested to prepare a memorial minute for Elder Bev Mower.</text:h>
        </text:list-item>
        <text:list-item>
          <text:p text:style-name="P4">Rev Bob Thomas's suggested Memorial Minute for Bev Mower which it was resolved to accept:</text:p>
        </text:list-item>
      </text:list>
      <text:p text:style-name="Standard"/>
      <text:list xml:id="list151854464525397" text:continue-numbering="true" text:style-name="WW8Num3">
        <text:list-item>
          <text:p text:style-name="P4"><text:span text:style-name="T10">BEV MOWER </text:span><text:span text:style-name="T9">was called Home on 21 April after suffering a severe stroke a few days before. Bev loved the LORD and served Him diligently in caring for all members of the 'little flock' at Balaclava. She was a woman of prayer and strongly committed to the LORD's work in Balaclava and beyond.</text:span></text:p>
        </text:list-item>
      </text:list>
      <text:p text:style-name="Standard"><text:span text:style-name="T9"><text:tab/>Bev was the mainstay of Balaclava Presbyterian Church and fully supported every effort made to keep the church open, realising how necessary it was to keep a Protestant Christian witness in an environment from which many other denominations had withdrawn and of which the Jewish population was such a large component.</text:span></text:p>
      <text:p text:style-name="Standard"><text:span text:style-name="T9"><text:tab/>She was a kind and friendly person who warmly welcomed everyone who came to church, especially visitors.</text:span></text:p>
      <text:p text:style-name="Standard"><text:span text:style-name="T9"><text:tab/>Bev took a keen interest in the Presbyterian Women’s Missionary Union, of which she had been a member for many years, and for the last 20 years joined the Elwood PWMU where she was Vice President, Treasurer and organiser of the Trading Table. Bev was also a faithful supporter of the Melbourne East Presbyterial Association (now Regional Area).</text:span></text:p>
      <text:p text:style-name="Standard"><text:span text:style-name="T9"><text:tab/>Bev was also St Kilda-Balaclava’s Representative Elder in the Presbytery of Melbourne East and the General Assembly of the Presbyterian Church of Victoria.</text:span></text:p>
      <text:p text:style-name="Standard"><text:span text:style-name="T9"><text:tab/>Bev was a great encourager and she will be sadly missed by us all, but will have received an 'abundant entry' into her Heavenly Home.</text:span></text:p>
      <text:p text:style-name="Standard"><text:span text:style-name="T9"><text:tab/></text:span><text:span text:style-name="T11">‘Precious in the sight of the LORD is the death of His saints’ – Psalm 116.15</text:span></text:p>
      <text:p text:style-name="P7"/>
      <text:list xml:id="list151855611373250" text:continue-numbering="true" text:style-name="WW8Num3">
        <text:list-item>
          <text:h text:style-name="P10" text:outline-level="1"><draw:frame draw:style-name="fr1" draw:name="Frame10" text:anchor-type="char" svg:x="-3.81cm" svg:y="0cm" svg:width="3.6cm" svg:height="0.982cm" draw:z-index="8"><draw:text-box><text:p text:style-name="P6">REPORTS</text:p><text:p text:style-name="P6">Mission Stn: DPC</text:p></draw:text-box></draw:frame><text:span text:style-name="T5"><text:s/>The verbal report of the Moderator of Home Mission Station: Deaf, Rev. J. Huynh, was presented to the Court.</text:span></text:h>
        </text:list-item>
        <text:list-item>
          <text:h text:style-name="P12" text:outline-level="1">It was resolved that letter B15 be received.</text:h>
        </text:list-item>
        <text:list-item>
          <text:h text:style-name="P10" text:outline-level="1"><text:span text:style-name="T5">Rev Tony Salisbury presented a report to the meeting interpreted by his wife Anne.</text:span></text:h>
        </text:list-item>
        <text:list-item>
          <text:h text:style-name="P10" text:outline-level="1"><text:span text:style-name="T5">It was resolved that the report be received.</text:span></text:h>
        </text:list-item>
        <text:list-item>
          <text:h text:style-name="P10" text:outline-level="1"><draw:frame draw:style-name="fr1" draw:name="Frame11" text:anchor-type="char" svg:x="-3.81cm" svg:y="0cm" svg:width="3.6cm" svg:height="3.029cm" draw:z-index="53"><draw:text-box><text:p text:style-name="P6">Petition</text:p><text:p text:style-name="P6"/><text:p text:style-name="P6"/><text:p text:style-name="P6">appointed reps</text:p><text:p text:style-name="P6"/><text:p text:style-name="P6"/><text:p text:style-name="P6">request Boards </text:p></draw:text-box></draw:frame><text:soft-page-break/><text:span text:style-name="T5">It was resolved to petition the Victorian Assembly of the Presbyterian Church in the form of the petition prepared by the Surrey Hills Session.</text:span></text:h>
        </text:list-item>
        <text:list-item>
          <text:h text:style-name="P12" text:outline-level="1">It was resolved that Rev John Huynh and Rev John Stasse be appointed to present the petition to Assembly on behalf of the Presbytery.</text:h>
        </text:list-item>
        <text:list-item>
          <text:h text:style-name="P10" text:outline-level="1"><text:span text:style-name="T5">It was resolved to write to all of Presbytery's Boards of Management requesting them to consider supporting the Deaf Presbyterian Church and, if providing support, to so advise Surrey Hills Session.</text:span></text:h>
        </text:list-item>
        <text:list-item>
          <text:h text:style-name="P12" text:outline-level="1"><draw:frame draw:style-name="fr1" draw:name="Frame12" text:anchor-type="char" svg:x="-3.81cm" svg:y="0cm" svg:width="3.6cm" svg:height="0.801cm" draw:z-index="51"><draw:text-box><text:p text:style-name="Body_20_Text_20_2">F.O.D.<text:line-break/>Prayer &amp; Praise</text:p></draw:text-box></draw:frame>It being 8.00pm, the Moderator called for the fixed Order of the Day for prayer and praise. Several members led the Court in prayer.<text:tab/></text:h>
        </text:list-item>
        <text:list-item>
          <text:h text:style-name="P10" text:outline-level="1"><draw:frame draw:style-name="fr1" draw:name="Frame13" text:anchor-type="char" svg:x="-3.81cm" svg:y="0cm" svg:width="3.6cm" svg:height="0.982cm" draw:z-index="46"><draw:text-box><text:p text:style-name="P6">Interim Moderator: Gardenvale East</text:p></draw:text-box></draw:frame><text:span text:style-name="T5"><text:s/>There was no report. </text:span></text:h>
        </text:list-item>
      </text:list>
      <text:h text:style-name="P11" text:outline-level="1"/>
      <text:list xml:id="list151854302860270" text:continue-numbering="true" text:style-name="WW8Num3">
        <text:list-item>
          <text:h text:style-name="P10" text:outline-level="1"><draw:frame draw:style-name="fr1" draw:name="Frame14" text:anchor-type="char" svg:x="-3.81cm" svg:y="0cm" svg:width="3.6cm" svg:height="0.982cm" draw:z-index="47"><draw:text-box><text:p text:style-name="P6">Sub Committee re Korean Application</text:p></draw:text-box></draw:frame><text:span text:style-name="T5"><text:s/>There was no report.</text:span></text:h>
        </text:list-item>
      </text:list>
      <text:h text:style-name="P11" text:outline-level="1"/>
      <text:list xml:id="list151855217629316" text:continue-numbering="true" text:style-name="WW8Num3">
        <text:list-item>
          <text:h text:style-name="P10" text:outline-level="1"><draw:frame draw:style-name="fr1" draw:name="Frame15" text:anchor-type="char" svg:x="-3.81cm" svg:y="0cm" svg:width="3.6cm" svg:height="0.982cm" draw:z-index="52"><draw:text-box><text:p text:style-name="P6">Sub Committee re South Yarra</text:p></draw:text-box></draw:frame><text:span text:style-name="T5"><text:s/>The Court received the verbal report of the Convener of the Sub Committee re South Yarra, Mr P Barton.</text:span></text:h>
        </text:list-item>
        <text:list-item>
          <text:h text:style-name="P10" text:outline-level="1"><text:span text:style-name="T5">Mr Barton indicated that a report would be</text:span><text:span text:style-name="T1"> </text:span><text:span text:style-name="T5">presented at the next meeting of Presbytery if possible.</text:span></text:h>
        </text:list-item>
        <text:list-item>
          <text:h text:style-name="P10" text:outline-level="1"><draw:frame draw:style-name="fr1" draw:name="Frame16" text:anchor-type="char" svg:x="-3.81cm" svg:y="0cm" svg:width="3.6cm" svg:height="1.383cm" draw:z-index="9"><draw:text-box><text:p text:style-name="P6">Code &amp; Remit Review</text:p></draw:text-box></draw:frame><text:span text:style-name="T5"><text:s/>There was no report.</text:span></text:h>
        </text:list-item>
        <text:list-item>
          <text:h text:style-name="P10" text:outline-level="1"><draw:frame draw:style-name="fr1" draw:name="Frame17" text:anchor-type="char" svg:x="-3.81cm" svg:y="0cm" svg:width="3.6cm" svg:height="0.982cm" draw:z-index="17"><draw:text-box><text:p text:style-name="P6">Visitation</text:p></draw:text-box></draw:frame><text:span text:style-name="T5"><text:s/>There was no report but it was resolved that all visitations be suspended due to the current lockdown difficulties pending a further resolution of Presbytery.</text:span></text:h>
        </text:list-item>
        <text:list-item>
          <text:h text:style-name="P10" text:outline-level="1"><draw:frame draw:style-name="fr1" draw:name="Frame18" text:anchor-type="char" svg:x="-3.81cm" svg:y="0cm" svg:width="3.6cm" svg:height="1.115cm" draw:z-index="11"><draw:text-box><text:p text:style-name="P6">Strategy</text:p></draw:text-box></draw:frame><text:span text:style-name="T5">There was no report.</text:span></text:h>
        </text:list-item>
        <text:list-item>
          <text:h text:style-name="P10" text:outline-level="1"><draw:frame draw:style-name="fr1" draw:name="Frame19" text:anchor-type="char" svg:x="-3.81cm" svg:y="0cm" svg:width="3.6cm" svg:height="0.4cm" draw:z-index="12"><draw:text-box><text:p text:style-name="P6">Business</text:p></draw:text-box></draw:frame><text:span text:style-name="T5"><text:s/>There was no report.</text:span></text:h>
        </text:list-item>
        <text:list-item>
          <text:h text:style-name="P10" text:outline-level="1"><draw:frame draw:style-name="fr1" draw:name="Frame20" text:anchor-type="char" svg:x="-3.778cm" svg:y="0.041cm" svg:width="3.6cm" svg:height="0.762cm" draw:z-index="10"><draw:text-box><text:p text:style-name="P6">Treasurer</text:p></draw:text-box></draw:frame><text:span text:style-name="T5">The written report of the Treasurer, Mr J. Angelico, disclosing an Opening Balance of $8465.37, Receipts of Nil, Payments of $2316.00, and a Closing Balance of $6149.37 <text:s/>was presented to the Court.</text:span></text:h>
        </text:list-item>
        <text:list-item>
          <text:h text:style-name="P10" text:outline-level="1"><text:span text:style-name="T5">It was resolved that the report be received.</text:span></text:h>
        </text:list-item>
        <text:list-item>
          <text:h text:style-name="P10" text:outline-level="1"><draw:frame draw:style-name="fr1" draw:name="Frame21" text:anchor-type="char" svg:x="-3.81cm" svg:y="0cm" svg:width="3.6cm" svg:height="0.4cm" draw:z-index="16"><draw:text-box><text:p text:style-name="P6">Private Sitting</text:p></draw:text-box></draw:frame><text:span text:style-name="T5">It was resolved that the Court sit in private.</text:span></text:h>
        </text:list-item>
        <text:list-item>
          <text:h text:style-name="P10" text:outline-level="1"><draw:frame draw:style-name="fr1" draw:name="Frame22" text:anchor-type="char" svg:x="-3.81cm" svg:y="0cm" svg:width="3.6cm" svg:height="4.466cm" draw:z-index="15"><draw:text-box><text:p text:style-name="P6">REPORTS - 2<text:line-break/>Candidates</text:p><text:p text:style-name="P6"/><text:p text:style-name="P6"/><text:p text:style-name="P6"/><text:p text:style-name="P6">questioned</text:p><text:p text:style-name="P6"/><text:p text:style-name="P6"/><text:p text:style-name="P6">probationary candidate</text:p><text:p text:style-name="P6"/><text:p text:style-name="P6">advise TEC</text:p></draw:text-box></draw:frame><draw:frame draw:style-name="fr1" draw:name="Frame23" text:anchor-type="char" svg:x="-3.81cm" svg:y="0cm" svg:width="3.6cm" svg:height="0.4cm" draw:z-index="13"><draw:text-box><text:p text:style-name="P6"/></draw:text-box></draw:frame><text:span text:style-name="T5">The Court received the verbal report of the Convener of the Candidates’ Committee, Rev. B. Nelson.</text:span></text:h>
        </text:list-item>
        <text:list-item>
          <text:h text:style-name="P12" text:outline-level="1">The Court was advised that the Candidates Committee supported the Application by Marcus Campbell.</text:h>
        </text:list-item>
        <text:list-item>
          <text:h text:style-name="P12" text:outline-level="1">The Court questioned Marcus regarding his Application for Ministry.</text:h>
        </text:list-item>
        <text:list-item>
          <text:h text:style-name="P12" text:outline-level="1">Marcus was removed from the meeting.</text:h>
        </text:list-item>
        <text:list-item>
          <text:h text:style-name="P12" text:outline-level="1">It was resolved that Marcus Campbell become a probationary candidate.</text:h>
        </text:list-item>
        <text:list-item>
          <text:h text:style-name="P12" text:outline-level="1">It was resolved that the Application be forwarded to the Theological Education Committee and they be advised of Presbytery's decision.</text:h>
        </text:list-item>
        <text:list-item>
          <text:h text:style-name="P10" text:outline-level="1"><draw:frame draw:style-name="fr1" draw:name="Frame24" text:anchor-type="char" svg:x="-3.81cm" svg:y="0cm" svg:width="3.6cm" svg:height="0.4cm" draw:z-index="14"><draw:text-box><text:p text:style-name="P6">Public Sitting</text:p></draw:text-box></draw:frame><text:span text:style-name="T5">It was resolved that the Court resume in public.</text:span></text:h>
        </text:list-item>
        <text:list-item>
          <text:h text:style-name="P10" text:outline-level="1"><text:span text:style-name="T5">Marcus was invited back into the meeting and advised of the Court's decision.</text:span></text:h>
        </text:list-item>
        <text:list-item>
          <text:h text:style-name="P10" text:outline-level="1"><text:span text:style-name="T5">The Clerk</text:span><draw:frame draw:style-name="fr1" draw:name="Frame25" text:anchor-type="char" svg:x="-3.81cm" svg:y="0cm" svg:width="3.6cm" svg:height="0.801cm" draw:z-index="19"><draw:text-box><text:h text:style-name="P1" text:outline-level="4">CORRESPONDENCE<text:line-break/>Outwards</text:h></draw:text-box></draw:frame><text:span text:style-name="T5"> tabled copies of outward correspondence written since the previous ordinary meeting and it was resolved that they be endorsed. </text:span></text:h>
          <text:list>
            <text:list-item>
              <text:list>
                <text:list-item>
                  <text:p text:style-name="P14">MDC (June.min:46,66)</text:p>
                </text:list-item>
                <text:list-item>
                  <text:p text:style-name="P14">BIF (June.Min:55)</text:p>
                </text:list-item>
                <text:list-item>
                  <text:p text:style-name="P14">Candidates Committee (June.min:36)</text:p>
                </text:list-item>
                <text:list-item>
                  <text:p text:style-name="P14">Presbytery members (June.min:58)</text:p>
                </text:list-item>
                <text:list-item>
                  <text:p text:style-name="P14">Clerk, PCV (Ltr. A6)</text:p>
                </text:list-item>
                <text:list-item>
                  <text:p text:style-name="P13"><text:span text:style-name="T12">Presbytery members (Ltr: A8 &amp; A9)</text:span></text:p>
                </text:list-item>
                <text:list-item>
                  <text:p text:style-name="P14">Minutes June</text:p>
                </text:list-item>
                <text:list-item>
                  <text:p text:style-name="P14">Agenda August</text:p>
                </text:list-item>
              </text:list>
            </text:list-item>
          </text:list>
        </text:list-item>
        <text:list-item>
          <text:h text:style-name="P10" text:outline-level="1"><draw:frame draw:style-name="fr1" draw:name="Frame26" text:anchor-type="char" svg:x="-3.81cm" svg:y="0cm" svg:width="3.6cm" svg:height="0.801cm" draw:z-index="23"><draw:text-box><text:p text:style-name="P6">Inwards – Section (A)</text:p></draw:text-box></draw:frame><text:soft-page-break/><text:span text:style-name="T5">The Clerk laid on the table the inward correspondence, and it was resolved that Section (A) “Correspondence to Note” be received and noted.</text:span></text:h>
        </text:list-item>
        <text:list-item>
          <text:h text:style-name="P10" text:outline-level="1"><draw:frame draw:style-name="fr1" draw:name="Frame27" text:anchor-type="char" svg:x="-3.81cm" svg:y="0cm" svg:width="3.6cm" svg:height="0.801cm" draw:z-index="24"><draw:text-box><text:p text:style-name="Standard"><text:span text:style-name="T7">(A1) Safe Church: National Redress</text:span></text:p></draw:text-box></draw:frame><text:span text:style-name="T5">From the Safe Church Officer, 26 June 2020, providing information regarding the PCV joining the National Redress Scheme which was circulated also to Session Clerks and Ministers.</text:span></text:h>
        </text:list-item>
        <text:list-item>
          <text:h text:style-name="P10" text:outline-level="1"><draw:frame draw:style-name="fr1" draw:name="Frame28" text:anchor-type="char" svg:x="-3.81cm" svg:y="0cm" svg:width="3.6cm" svg:height="0.801cm" draw:z-index="25"><draw:text-box><text:p text:style-name="Standard"><text:span text:style-name="T7">(A2) MDO: Deaf</text:span></text:p></draw:text-box></draw:frame><text:span text:style-name="T5">From Ministry Development Officer, 26 June 2020, enclosing a copy of a letter to the Surrey Hills Session regarding the financial support of the Deaf Presbyterian Church.</text:span></text:h>
        </text:list-item>
        <text:list-item>
          <text:h text:style-name="P10" text:outline-level="1"><draw:frame draw:style-name="fr1" draw:name="Frame29" text:anchor-type="char" svg:x="-3.81cm" svg:y="0cm" svg:width="3.6cm" svg:height="0.801cm" draw:z-index="26"><draw:text-box><text:p text:style-name="Standard"><text:span text:style-name="T7">(A3) MDO: Korean</text:span></text:p></draw:text-box></draw:frame><text:span text:style-name="T5">From Ministry Development Officer, 29 June 2020, enclosing a copy of a letter to the Korean Presbyterian Church advising that they had approved their Second Worker Grant of $15,000 .</text:span></text:h>
        </text:list-item>
        <text:list-item>
          <text:h text:style-name="P10" text:outline-level="1"><draw:frame draw:style-name="fr1" draw:name="Frame30" text:anchor-type="char" svg:x="-3.81cm" svg:y="0cm" svg:width="3.6cm" svg:height="0.801cm" draw:z-index="27"><draw:text-box><text:p text:style-name="Standard"><text:span text:style-name="T7">(A4) PCV: Assembly guide</text:span></text:p></draw:text-box></draw:frame><text:span text:style-name="T5">From Clerk of Assembly, PCV, 30 June 2020, advising that all reports and papers for the Assembly meeting in October should be sent by 12 August 2020 and providing a formatting guide.</text:span></text:h>
        </text:list-item>
        <text:list-item>
          <text:h text:style-name="P10" text:outline-level="1"><draw:frame draw:style-name="fr1" draw:name="Frame31" text:anchor-type="char" svg:x="-3.81cm" svg:y="0cm" svg:width="3.6cm" svg:height="0.801cm" draw:z-index="28"><draw:text-box><text:p text:style-name="Standard"><text:span text:style-name="T7">(A5) MDO: Ashburton</text:span></text:p></draw:text-box></draw:frame><text:span text:style-name="T5">From Ministry Development Officer, 2 July 2020, enclosing a copy of a letter to Ashburton Presbyterian Church advising that they had approved their Second Worker Grant of $22,000 .</text:span></text:h>
        </text:list-item>
        <text:list-item>
          <text:h text:style-name="P10" text:outline-level="1"><draw:frame draw:style-name="fr1" draw:name="Frame32" text:anchor-type="char" svg:x="-3.81cm" svg:y="0cm" svg:width="3.6cm" svg:height="0.801cm" draw:z-index="29"><draw:text-box><text:p text:style-name="Standard"><text:span text:style-name="T7">(A6) PCV: Roll</text:span></text:p></draw:text-box></draw:frame><text:span text:style-name="T5">From Clerk of Assembly, PCV, requesting an update to the Roll of Assembly for members from our Presbytery. (update forwarded to PCV).</text:span></text:h>
        </text:list-item>
        <text:list-item>
          <text:h text:style-name="P12" text:outline-level="1"><draw:frame draw:style-name="fr1" draw:name="Frame33" text:anchor-type="char" svg:x="-3.81cm" svg:y="0cm" svg:width="3.6cm" svg:height="0.801cm" draw:z-index="48"><draw:text-box><text:p text:style-name="Standard"><text:span text:style-name="T7">(A7) Surrey Hills: Deaf</text:span></text:p></draw:text-box></draw:frame>From Session Clerk, St Stephens Presbyterian Church, 13 July 2020, enclosing a copy of a letter to the MDC regarding the Deaf Church.</text:h>
        </text:list-item>
        <text:list-item>
          <text:h text:style-name="P12" text:outline-level="1"><draw:frame draw:style-name="fr1" draw:name="Frame34" text:anchor-type="char" svg:x="-3.81cm" svg:y="0cm" svg:width="3.6cm" svg:height="0.801cm" draw:z-index="49"><draw:text-box><text:p text:style-name="Standard"><text:span text:style-name="T7">(A8) St Andrews Village: Chaplain</text:span></text:p></draw:text-box></draw:frame>From Chief Executive, St Andrews Village, 14 July 2020, seeking to appoint a full-time Chaplain. (circulated).</text:h>
        </text:list-item>
        <text:list-item>
          <text:h text:style-name="P12" text:outline-level="1"><draw:frame draw:style-name="fr1" draw:name="Frame35" text:anchor-type="char" svg:x="-3.81cm" svg:y="0cm" svg:width="3.6cm" svg:height="0.801cm" draw:z-index="50"><draw:text-box><text:p text:style-name="Standard"><text:span text:style-name="T7">(A9) Bonnington: Braemar</text:span></text:p></draw:text-box></draw:frame>From Rev Stuart Bonnington, 27 July 2020, seeking candidates for the appointment of Chaplain at Braemar Presbyterian Care. (circulated).</text:h>
        </text:list-item>
        <text:list-item>
          <text:h text:style-name="P10" text:outline-level="1"><draw:frame draw:style-name="fr1" draw:name="Frame36" text:anchor-type="char" svg:x="-3.81cm" svg:y="0cm" svg:width="3.6cm" svg:height="0.801cm" draw:z-index="42"><draw:text-box><text:p text:style-name="P6">Inwards – Section (B)</text:p></draw:text-box></draw:frame><text:span text:style-name="T5">The Clerk laid on the table the remaining inward correspondence, and it was resolved that Section (B) “Correspondence for Action” be received and dealt with in order.</text:span></text:h>
        </text:list-item>
        <text:list-item>
          <text:h text:style-name="P10" text:outline-level="1"><draw:frame draw:style-name="fr1" draw:name="Frame37" text:anchor-type="char" svg:x="-3.81cm" svg:y="0cm" svg:width="3.6cm" svg:height="3.791cm" draw:z-index="30"><draw:text-box><text:p text:style-name="Standard"><text:span text:style-name="T7">(B1) PCV: GMP</text:span></text:p><text:p text:style-name="P6"/><text:p text:style-name="P6"/><text:p text:style-name="P6"/><text:p text:style-name="P6"/><text:p text:style-name="P6"/><text:p text:style-name="P6">allocations</text:p></draw:text-box></draw:frame><text:span text:style-name="T5">From Clerk of Assembly, PCV, 17 June 2020, advising that the GMP amount allocated to our Presbytery is $26,341, and requesting that the amount be allocated to their several charges and requesting charges to pay their allocation in full or by monthly or quarterly instalments.</text:span></text:h>
        </text:list-item>
        <text:list-item>
          <text:h text:style-name="P12" text:outline-level="1">The Clerk had circulated two proposed allocations for each Parish.</text:h>
        </text:list-item>
        <text:list-item>
          <text:h text:style-name="P12" text:outline-level="1">It was resolved that allocation one be the appointed allocations as follows :-</text:h>
        </text:list-item>
      </text:list>
      <text:p text:style-name="Standard">Total amount allocated to Melbourne East for 2019/20 <text:s text:c="2"/>$26341.</text:p>
      <text:p text:style-name="Standard"/>
      <text:p text:style-name="Standard"><text:tab/><text:tab/><text:tab/><text:tab/>Last<text:tab/><text:tab/>Allocation-1<text:tab/></text:p>
      <text:p text:style-name="Standard"><text:tab/><text:tab/><text:tab/><text:tab/>Year<text:tab/><text:tab/>2020/2021<text:tab/></text:p>
      <text:p text:style-name="Standard"/>
      <text:p text:style-name="Standard">Arabic<text:tab/><text:tab/><text:tab/><text:tab/> 1982<text:tab/><text:tab/> <text:s/>1011<text:tab/><text:tab/></text:p>
      <text:p text:style-name="Standard">Ashburton<text:tab/><text:tab/><text:tab/> 3377<text:tab/><text:tab/> <text:s/>1723<text:tab/><text:tab/></text:p>
      <text:p text:style-name="Standard">Auburn<text:tab/><text:tab/><text:tab/><text:tab/> <text:s text:c="2"/>858<text:tab/><text:tab/> <text:s text:c="3"/>438<text:tab/><text:tab/></text:p>
      <text:p text:style-name="Standard">Burwood Community<text:tab/><text:tab/> 4822<text:tab/><text:tab/> <text:s/>2460<text:tab/><text:tab/></text:p>
      <text:p text:style-name="Standard">Camberwell<text:tab/><text:tab/><text:tab/>10496<text:tab/><text:tab/> <text:s/>5355<text:tab/><text:tab/></text:p>
      <text:p text:style-name="Standard">Canterbury<text:tab/><text:tab/><text:tab/> 6985<text:tab/><text:tab/> <text:s/>3564<text:tab/><text:tab/></text:p>
      <text:p text:style-name="Standard">Caulfield/Elwood<text:tab/><text:tab/><text:tab/> 1487<text:tab/><text:tab/> <text:s text:c="3"/>759<text:tab/><text:tab/></text:p>
      <text:p text:style-name="Standard">Gardenvale East<text:tab/><text:tab/><text:tab/> <text:s text:c="2"/>990<text:tab/><text:tab/> <text:s text:c="3"/>505<text:tab/><text:tab/></text:p>
      <text:p text:style-name="Standard">Hawthorn<text:tab/><text:tab/><text:tab/> 1079<text:tab/><text:tab/> <text:s text:c="3"/>551<text:tab/><text:tab/></text:p>
      <text:p text:style-name="Standard">Korean<text:tab/><text:tab/><text:tab/><text:tab/> 1714<text:tab/><text:tab/> <text:s text:c="3"/>874<text:tab/><text:tab/></text:p>
      <text:p text:style-name="Standard">Malvern<text:tab/><text:tab/><text:tab/><text:tab/> 3242<text:tab/><text:tab/> <text:s/>1654<text:tab/><text:tab/></text:p>
      <text:p text:style-name="Standard">South Yarra<text:tab/><text:tab/><text:tab/> 3288<text:tab/><text:tab/> <text:s/>1678<text:tab/><text:tab/></text:p>
      <text:p text:style-name="Standard">Surrey Hills<text:tab/><text:tab/><text:tab/> 9417<text:tab/><text:tab/> <text:s/>4805<text:tab/><text:tab/></text:p>
      <text:p text:style-name="Standard">St Kilda/Balaclava<text:tab/><text:tab/> 1890<text:tab/><text:tab/> <text:s text:c="3"/>964<text:tab/><text:tab/></text:p>
      <text:p text:style-name="Standard"/>
      <text:p text:style-name="Standard">Total<text:tab/><text:tab/><text:tab/><text:tab/>51627<text:tab/><text:tab/>26341</text:p>
      <text:p text:style-name="Standard"/>
      <text:list xml:id="list151855133175333" text:continue-numbering="true" text:style-name="WW8Num3">
        <text:list-item>
          <text:h text:style-name="P10" text:outline-level="1"><draw:frame draw:style-name="fr1" draw:name="Frame38" text:anchor-type="char" svg:x="-3.81cm" svg:y="0cm" svg:width="3.6cm" svg:height="0.801cm" draw:z-index="31"><draw:text-box><text:p text:style-name="Standard"><text:span text:style-name="T7">(B2) Gardenvale: Withdrawal</text:span></text:p></draw:text-box></draw:frame><text:soft-page-break/><text:span text:style-name="T5">From St Andrews Presbyterian Church, Gardenvale East, 28 June 2020, requesting a withdrawal of $20,000 from their Trust Fund to assist with costs of building repairs.</text:span></text:h>
        </text:list-item>
        <text:list-item>
          <text:h text:style-name="P12" text:outline-level="1">It was resolved to support and forward this withdrawal request but that quotes on the works should be provided to support the request.</text:h>
        </text:list-item>
        <text:list-item>
          <text:h text:style-name="P10" text:outline-level="1"><draw:frame draw:style-name="fr1" draw:name="Frame39" text:anchor-type="char" svg:x="-3.81cm" svg:y="0cm" svg:width="3.6cm" svg:height="0.801cm" draw:z-index="32"><draw:text-box><text:p text:style-name="Standard"><text:span text:style-name="T7">(B3) BIF: withdrawal approval</text:span></text:p></draw:text-box></draw:frame><text:span text:style-name="T5">From Secretary, Board of Investment and Finance, 23 July 2020, advising that the withdrawal of funds from the St Kilda and Balaclava Sites Reserve accounts had been approved.</text:span></text:h>
        </text:list-item>
        <text:list-item>
          <text:h text:style-name="P12" text:outline-level="1">It was resolved to forward a copy of the advice to StKilda/Balaclava.</text:h>
        </text:list-item>
        <text:list-item>
          <text:h text:style-name="P10" text:outline-level="1"><draw:frame draw:style-name="fr1" draw:name="Frame40" text:anchor-type="char" svg:x="-3.81cm" svg:y="0cm" svg:width="3.6cm" svg:height="0.801cm" draw:z-index="33"><draw:text-box><text:p text:style-name="Standard"><text:span text:style-name="T7">(B4) BIF: Donaldson Trust</text:span></text:p></draw:text-box></draw:frame><text:span text:style-name="T5">From Secretary, Board of Investment and Finance, 23 July 2020, requesting to be informed of any person within our bounds who might qualify for the Donaldson Trust.</text:span></text:h>
        </text:list-item>
        <text:list-item>
          <text:h text:style-name="P12" text:outline-level="1">Noted.</text:h>
        </text:list-item>
        <text:list-item>
          <text:h text:style-name="P10" text:outline-level="1"><draw:frame draw:style-name="fr1" draw:name="Frame41" text:anchor-type="char" svg:x="-3.81cm" svg:y="0cm" svg:width="3.6cm" svg:height="0.801cm" draw:z-index="34"><draw:text-box><text:p text:style-name="Standard"><text:span text:style-name="T7">(B5) BIF: Auburn property</text:span></text:p></draw:text-box></draw:frame><text:span text:style-name="T5">From Secretary, Board of Investment and Finance, 23 July 2020, providing a copy of their record regarding Auburn property transactions.</text:span></text:h>
        </text:list-item>
        <text:list-item>
          <text:h text:style-name="P12" text:outline-level="1">Noted.</text:h>
        </text:list-item>
        <text:list-item>
          <text:h text:style-name="P10" text:outline-level="1"><draw:frame draw:style-name="fr1" draw:name="Frame42" text:anchor-type="char" svg:x="-3.81cm" svg:y="0cm" svg:width="3.6cm" svg:height="0.801cm" draw:z-index="35"><draw:text-box><text:p text:style-name="Standard"><text:span text:style-name="T7">(B6) Surr</text:span><text:span text:style-name="T8">e</text:span><text:span text:style-name="T7">y Hills: new Session Clerk</text:span></text:p></draw:text-box></draw:frame><text:span text:style-name="T5">From Session Clerk, St Stephens Presbyterian Church, Surrey Hills, 24 July 2020, advising of the appointment of a new Session Clerk.</text:span></text:h>
        </text:list-item>
        <text:list-item>
          <text:h text:style-name="P12" text:outline-level="1">It was resolved to note the appointment and congratulate Grace Wong on her appointment.</text:h>
        </text:list-item>
        <text:list-item>
          <text:h text:style-name="P10" text:outline-level="1"><draw:frame draw:style-name="fr1" draw:name="Frame43" text:anchor-type="char" svg:x="-3.81cm" svg:y="0cm" svg:width="3.6cm" svg:height="1.041cm" draw:z-index="36"><draw:text-box><text:p text:style-name="Standard"><text:span text:style-name="T7">(B7) Wong: Trials for Licence</text:span></text:p></draw:text-box></draw:frame><text:span text:style-name="T5">From Andrew Wong, 30 July 2020, requesting his Trials for Licence.</text:span></text:h>
        </text:list-item>
        <text:list-item>
          <text:h text:style-name="P12" text:outline-level="1">It was resolved that the Candidates Committee arrange for a Trials for Licence Service to be conducted.</text:h>
        </text:list-item>
        <text:list-item>
          <text:h text:style-name="P10" text:outline-level="1"><draw:frame draw:style-name="fr1" draw:name="Frame44" text:anchor-type="char" svg:x="-3.81cm" svg:y="0cm" svg:width="3.6cm" svg:height="0.801cm" draw:z-index="37"><draw:text-box><text:p text:style-name="Standard"><text:span text:style-name="T7">(B8) Burwood: Exit Student application</text:span></text:p></draw:text-box></draw:frame><text:span text:style-name="T5">From Burwood Community Presbyterian Church, enclosing an Application for an Exit Appointment.</text:span></text:h>
        </text:list-item>
        <text:list-item>
          <text:h text:style-name="P10" text:outline-level="1"><text:span text:style-name="T5">It was resolved to support the Exit Student Application, noting that the congregational meeting was to be held on Wednesday 26th August and so was subject to the congregation approving it and also noting that their desire was for Billy Kurniawan to be their exit student.</text:span></text:h>
        </text:list-item>
        <text:list-item>
          <text:h text:style-name="P10" text:outline-level="1"><draw:frame draw:style-name="fr1" draw:name="Frame45" text:anchor-type="char" svg:x="-3.81cm" svg:y="0cm" svg:width="3.6cm" svg:height="1.363cm" draw:z-index="38"><draw:text-box><text:p text:style-name="Standard"><text:span text:style-name="T7">(B9) MDO: Burwood Exit Student application</text:span></text:p></draw:text-box></draw:frame><text:span text:style-name="T5">From Ministry Development Officer, 29 July 2020, advising that they had received a copy of the Exit Appointment application from Burwood and advising they require a congregational meeting approval and Presbytery's approval by 25 August.</text:span></text:h>
        </text:list-item>
        <text:list-item>
          <text:h text:style-name="P12" text:outline-level="1">See minute 68.</text:h>
        </text:list-item>
        <text:list-item>
          <text:h text:style-name="P10" text:outline-level="1"><draw:frame draw:style-name="fr1" draw:name="Frame46" text:anchor-type="char" svg:x="-3.81cm" svg:y="0cm" svg:width="3.6cm" svg:height="0.801cm" draw:z-index="39"><draw:text-box><text:p text:style-name="Standard"><text:span text:style-name="T7">(B10) PCA: minutes</text:span></text:p></draw:text-box></draw:frame><text:span text:style-name="T5">From Assembly Clerk, Presbyterian Church of Australia, advising that he would be mailing the printed minutes of the GAA meeting in September 2019 and requesting that the receipt be noted in Presbytery and that the notes on pp 16-19 be drawn attention to.</text:span></text:h>
        </text:list-item>
        <text:list-item>
          <text:h text:style-name="P12" text:outline-level="1">It was resolved to note the receipt of the GAA minutes and to circulated pages 16-19 to all members of Presbytery and to Session Clerks.</text:h>
        </text:list-item>
        <text:list-item>
          <text:h text:style-name="P10" text:outline-level="1"><draw:frame draw:style-name="fr1" draw:name="Frame47" text:anchor-type="char" svg:x="-3.81cm" svg:y="0cm" svg:width="3.6cm" svg:height="1.436cm" draw:z-index="40"><draw:text-box><text:p text:style-name="Standard"><text:span text:style-name="T7">(B11) PCV Selection Committee: nominations</text:span></text:p></draw:text-box></draw:frame><text:span text:style-name="T5">From Convener, Selection Committee, PCV, 3 August 2020, requesting nominations for the Conciliation Committee.</text:span></text:h>
        </text:list-item>
        <text:list-item>
          <text:h text:style-name="P12" text:outline-level="1">It was resolved to nominate Rev David Hann.</text:h>
        </text:list-item>
        <text:list-item>
          <text:h text:style-name="P12" text:outline-level="1"><draw:frame draw:style-name="fr1" draw:name="Frame48" text:anchor-type="char" svg:x="-3.81cm" svg:y="0cm" svg:width="3.6cm" svg:height="0.801cm" draw:z-index="41"><draw:text-box><text:p text:style-name="Standard"><text:span text:style-name="T7">(B12) PCV: Assembly timeline</text:span></text:p></draw:text-box></draw:frame>From Clerk of Assembly, PCV, 4 August 2020, advising that a Commission of Assembly had come to certain decisions regarding the 2020 Assembly and requesting members to only present urgent matters by 12 August 2020 and that the 30 day rule apply for petitions.</text:h>
        </text:list-item>
        <text:list-item>
          <text:h text:style-name="P12" text:outline-level="1">Noted</text:h>
        </text:list-item>
        <text:list-item>
          <text:h text:style-name="P10" text:outline-level="1"><draw:frame draw:style-name="fr1" draw:name="Frame49" text:anchor-type="char" svg:x="-3.81cm" svg:y="0cm" svg:width="3.6cm" svg:height="0.801cm" draw:z-index="43"><draw:text-box><text:p text:style-name="Standard"><text:span text:style-name="T7">(B13) Arabic: ACR</text:span></text:p></draw:text-box></draw:frame><text:span text:style-name="T5">From </text:span>Session Clerk, Arabic Presbyterian Church, enclosing an ACR.</text:h>
        </text:list-item>
        <text:list-item>
          <text:h text:style-name="P12" text:outline-level="1">It was resolved to support and forward the ACR to the Maintenance of Ministry Committee.</text:h>
        </text:list-item>
        <text:list-item>
          <text:h text:style-name="P10" text:outline-level="1"><draw:frame draw:style-name="fr1" draw:name="Frame50" text:anchor-type="char" svg:x="-3.81cm" svg:y="0cm" svg:width="3.6cm" svg:height="1.222cm" draw:z-index="44"><draw:text-box><text:p text:style-name="Standard"><text:span text:style-name="T7">(B14) Caulfield/Elwood: ACR</text:span></text:p></draw:text-box></draw:frame><text:span text:style-name="T5">From </text:span>Caulfield/Elwood Presbyterian Church, enclosing an ACR.</text:h>
        </text:list-item>
        <text:list-item>
          <text:h text:style-name="P12" text:outline-level="1">It was resolved to support and forward the ACR to the Maintenance of Ministry Committee.</text:h>
        </text:list-item>
        <text:list-item>
          <text:h text:style-name="P10" text:outline-level="1"><draw:frame draw:style-name="fr1" draw:name="Frame51" text:anchor-type="char" svg:x="-3.81cm" svg:y="0cm" svg:width="3.6cm" svg:height="0.801cm" draw:z-index="45"><draw:text-box><text:p text:style-name="Standard"><text:span text:style-name="T7">(B15) Surrey Hills: Deaf partition</text:span></text:p></draw:text-box></draw:frame><text:soft-page-break/><text:span text:style-name="T5">From </text:span>Session Clerk, St Stephens Presbyterian Church, Surrey Hills, 12 August 2020, enclosing a letter regarding the Deaf Presbyterian Church and including a draft petition to the General Assembly of Victoria.</text:h>
        </text:list-item>
        <text:list-item>
          <text:h text:style-name="P12" text:outline-level="1">See minute 14.</text:h>
        </text:list-item>
        <text:list-item>
          <text:h text:style-name="P12" text:outline-level="1"><draw:frame draw:style-name="fr1" draw:name="Frame52" text:anchor-type="char" svg:x="-3.81cm" svg:y="0cm" svg:width="3.6cm" svg:height="0.4cm" draw:z-index="20"><draw:text-box><text:p text:style-name="P6">GENERAL BUSINESS</text:p></draw:text-box></draw:frame>Nil.</text:h>
        </text:list-item>
        <text:list-item>
          <text:h text:style-name="P10" text:outline-level="1"><draw:frame draw:style-name="fr1" draw:name="Frame53" text:anchor-type="char" svg:x="-3.81cm" svg:y="0cm" svg:width="3.6cm" svg:height="0.4cm" draw:z-index="21"><draw:text-box><text:p text:style-name="P6">NEXT MEETING</text:p></draw:text-box></draw:frame><text:span text:style-name="T5">It was resolved that the Presbytery of Melbourne East adjourn to meet again for the transaction of ordinary business on Wednesday 21 October 2020 and that the Business Committee be authorised to decide on an appropriate venue and time.</text:span></text:h>
        </text:list-item>
        <text:list-item>
          <text:h text:style-name="P10" text:outline-level="1"><draw:frame draw:style-name="fr1" draw:name="Frame54" text:anchor-type="char" svg:x="-3.81cm" svg:y="0cm" svg:width="3.6cm" svg:height="0.4cm" draw:z-index="22"><draw:text-box><text:p text:style-name="P6">ADJOURNMENT</text:p></draw:text-box></draw:frame><text:span text:style-name="T5">The Moderator thereupon intimated that the Presbytery stood adjourned to meet again for the transaction of ordinary business at the said time and place; after which he closed the meeting with prayer at 10.25pm.<text:line-break/><text:line-break/><text:line-break/><text:line-break/><text:line-break/><text:line-break/></text:span><text:span text:style-name="T4">P. BARTON</text:span><text:span text:style-name="T5"><text:tab/><text:tab/><text:tab/><text:tab/><text:tab/><text:tab/><text:tab/></text:span><text:span text:style-name="T4">K.L. CHILDS<text:line-break/>MODERATOR</text:span><text:span text:style-name="T5"><text:tab/><text:tab/><text:tab/><text:tab/><text:tab/><text:tab/><text:tab/></text:span><text:span text:style-name="T4">CLERK</text:spa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AU"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orphans="0" fo:widows="0" fo:keep-with-next="always"/>
      <style:text-properties fo:font-size="12pt" style:text-underline-style="solid" style:text-underline-width="auto" style:text-underline-color="font-color" style:font-size-asian="12pt" style:font-size-complex="12pt"/>
    </style:style>
    <style:style style:name="Heading_20_2" style:display-name="Heading 2" style:family="paragraph" style:parent-style-name="Standard" style:next-style-name="Standard" style:default-outline-level="2" style:class="text">
      <style:paragraph-properties fo:margin-left="3.9cm" fo:margin-right="0cm" fo:margin-top="0cm" fo:margin-bottom="0.212cm" loext:contextual-spacing="false" fo:text-indent="0cm" style:auto-text-indent="false" fo:keep-with-next="always"/>
      <style:text-properties fo:font-size="12pt" style:font-size-asian="12pt" style:font-size-complex="12pt"/>
    </style:style>
    <style:style style:name="Heading_20_3" style:display-name="Heading 3" style:family="paragraph" style:parent-style-name="Standard" style:next-style-name="Standard" style:default-outline-level="3" style:class="text">
      <style:paragraph-properties fo:keep-with-next="always"/>
      <style:text-properties fo:font-size="12pt" fo:language="en" fo:country="US" fo:font-weight="bold" style:font-size-asian="12pt" style:font-weight-asian="bold" style:font-size-complex="12pt"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font-size="11pt" fo:language="en" fo:country="US" fo:font-weight="bold" style:font-size-asian="11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language="en" fo:country="US" fo:font-weight="bold" style:font-weight-asian="bold" style:font-weight-complex="bold"/>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List_20_Continue" style:display-name="List Continue" style:family="paragraph" style:parent-style-name="Standard">
      <style:paragraph-properties fo:margin-left="0.499cm" fo:margin-right="0cm" fo:margin-top="0cm" fo:margin-bottom="0.212cm" loext:contextual-spacing="false" fo:text-indent="0cm" style:auto-text-indent="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Body_20_Text_20_2" style:display-name="Body Text 2" style:family="paragraph" style:parent-style-name="Standard">
      <style:text-properties fo:language="en" fo:country="U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fo:font-style="normal" fo:font-weight="bold" style:font-style-asian="normal" style:font-weight-asian="bold"/>
    </style:style>
    <style:style style:name="WW8Num1z1" style:family="text">
      <style:text-properties fo:font-style="normal" fo:font-weight="normal" style:font-style-asian="normal" style:font-weight-asian="normal"/>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fo:font-style="normal" fo:font-weight="normal" style:language-asian="en" style:country-asian="US" style:font-style-asian="normal" style:font-weight-asian="normal"/>
    </style:style>
    <style:style style:name="WW8Num3z2" style:family="text">
      <style:text-properties fo:font-size="8pt" style:font-size-asian="8pt" style:language-asian="en" style:country-asian="US"/>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style="normal" fo:font-weight="bold" style:font-style-asian="normal" style:font-weight-asian="bold"/>
    </style:style>
    <style:style style:name="WW8Num4z1" style:family="text">
      <style:text-properties fo:font-style="normal" fo:font-weight="normal" style:font-style-asian="normal" style:font-weight-asian="norma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6z0"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6z1" style:family="text">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style="normal" fo:font-weight="bold" style:font-style-asian="normal" style:font-weight-asian="bold"/>
    </style:style>
    <style:style style:name="WW8Num7z1" style:family="text">
      <style:text-properties fo:font-style="normal" fo:font-weight="normal" style:font-style-asian="normal" style:font-weight-asian="normal"/>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9z1" style:family="text">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10z1" style:family="text">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style="normal" fo:font-weight="bold" style:font-style-asian="normal" style:font-weight-asian="bold"/>
    </style:style>
    <style:style style:name="WW8Num11z1" style:family="text">
      <style:text-properties fo:font-style="normal" fo:font-weight="normal" style:font-style-asian="normal" style:font-weight-asian="normal"/>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1z2" style:num-prefix="("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1z3" style:num-prefix="(" style:num-suffix=")" style:num-format="a" style:num-letter-sync="true">
        <style:list-level-properties text:list-level-position-and-space-mode="label-alignment">
          <style:list-level-label-alignment text:label-followed-by="listtab" text:list-tab-stop-position="3.81cm" fo:text-indent="-1.27cm" fo:margin-left="3.81cm"/>
        </style:list-level-properties>
      </text:list-level-style-number>
      <text:list-level-style-number text:level="5" text:style-name="WW8Num1z4" style:num-suffix="." style:num-format="i">
        <style:list-level-properties text:list-level-position-and-space-mode="label-alignment">
          <style:list-level-label-alignment text:label-followed-by="listtab" text:list-tab-stop-position="5.08cm" fo:text-indent="-1.27cm" fo:margin-left="5.08cm"/>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text:start-value="7">
        <style:list-level-properties text:list-level-position-and-space-mode="label-alignment">
          <style:list-level-label-alignment text:label-followed-by="listtab" text:list-tab-stop-position="5.212cm" fo:text-indent="-1.312cm" fo:margin-left="5.21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3z2" style:num-prefix="("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3z3" style:num-prefix="(" style:num-suffix=")" style:num-format="a" style:num-letter-sync="true">
        <style:list-level-properties text:list-level-position-and-space-mode="label-alignment">
          <style:list-level-label-alignment text:label-followed-by="listtab" text:list-tab-stop-position="3.81cm" fo:text-indent="-1.27cm" fo:margin-left="3.81cm"/>
        </style:list-level-properties>
      </text:list-level-style-number>
      <text:list-level-style-number text:level="5" text:style-name="WW8Num3z4" style:num-suffix="." style:num-format="i">
        <style:list-level-properties text:list-level-position-and-space-mode="label-alignment">
          <style:list-level-label-alignment text:label-followed-by="listtab" text:list-tab-stop-position="5.08cm" fo:text-indent="-1.27cm" fo:margin-left="5.08cm"/>
        </style:list-level-properties>
      </text:list-level-style-number>
      <text:list-level-style-number text:level="6" text:style-name="WW8Num3z5" style:num-format="">
        <style:list-level-properties text:list-level-position-and-space-mode="label-alignment">
          <style:list-level-label-alignment text:label-followed-by="nothing"/>
        </style:list-level-properties>
      </text:list-level-style-number>
      <text:list-level-style-number text:level="7" text:style-name="WW8Num3z6" style:num-format="">
        <style:list-level-properties text:list-level-position-and-space-mode="label-alignment">
          <style:list-level-label-alignment text:label-followed-by="nothing"/>
        </style:list-level-properties>
      </text:list-level-style-number>
      <text:list-level-style-number text:level="8" text:style-name="WW8Num3z7" style:num-format="">
        <style:list-level-properties text:list-level-position-and-space-mode="label-alignment">
          <style:list-level-label-alignment text:label-followed-by="nothing"/>
        </style:list-level-properties>
      </text:list-level-style-number>
      <text:list-level-style-number text:level="9" text:style-name="WW8Num3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4z2" style:num-prefix="("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4z3" style:num-prefix="(" style:num-suffix=")" style:num-format="a" style:num-letter-sync="true">
        <style:list-level-properties text:list-level-position-and-space-mode="label-alignment">
          <style:list-level-label-alignment text:label-followed-by="listtab" text:list-tab-stop-position="3.81cm" fo:text-indent="-1.27cm" fo:margin-left="3.81cm"/>
        </style:list-level-properties>
      </text:list-level-style-number>
      <text:list-level-style-number text:level="5" text:style-name="WW8Num4z4" style:num-suffix="." style:num-format="i">
        <style:list-level-properties text:list-level-position-and-space-mode="label-alignment">
          <style:list-level-label-alignment text:label-followed-by="listtab" text:list-tab-stop-position="5.08cm" fo:text-indent="-1.27cm" fo:margin-left="5.08cm"/>
        </style:list-level-properties>
      </text:list-level-style-number>
      <text:list-level-style-number text:level="6" text:style-name="WW8Num4z5" style:num-format="">
        <style:list-level-properties text:list-level-position-and-space-mode="label-alignment">
          <style:list-level-label-alignment text:label-followed-by="nothing" fo:margin-left="5.08cm"/>
        </style:list-level-properties>
      </text:list-level-style-number>
      <text:list-level-style-number text:level="7" text:style-name="WW8Num4z6" style:num-format="">
        <style:list-level-properties text:list-level-position-and-space-mode="label-alignment">
          <style:list-level-label-alignment text:label-followed-by="nothing" fo:margin-left="5.08cm"/>
        </style:list-level-properties>
      </text:list-level-style-number>
      <text:list-level-style-number text:level="8" text:style-name="WW8Num4z7" style:num-format="">
        <style:list-level-properties text:list-level-position-and-space-mode="label-alignment">
          <style:list-level-label-alignment text:label-followed-by="nothing" fo:margin-left="5.08cm"/>
        </style:list-level-properties>
      </text:list-level-style-number>
      <text:list-level-style-number text:level="9" text:style-name="WW8Num4z8" style:num-format="">
        <style:list-level-properties text:list-level-position-and-space-mode="label-alignment">
          <style:list-level-label-alignment text:label-followed-by="nothing"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6z2" style:num-prefix="(1)" style:num-format="">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6z3" style:num-prefix="(" style:num-suffix=")" style:num-format="a" style:num-letter-sync="true">
        <style:list-level-properties text:list-level-position-and-space-mode="label-alignment">
          <style:list-level-label-alignment text:label-followed-by="listtab" text:list-tab-stop-position="3.81cm" fo:text-indent="-1.27cm" fo:margin-left="3.81cm"/>
        </style:list-level-properties>
      </text:list-level-style-number>
      <text:list-level-style-number text:level="5" text:style-name="WW8Num6z4" style:num-prefix="(" style:num-suffix=")" style:num-format="i">
        <style:list-level-properties text:list-level-position-and-space-mode="label-alignment">
          <style:list-level-label-alignment text:label-followed-by="listtab" text:list-tab-stop-position="5.08cm" fo:text-indent="-1.27cm" fo:margin-left="5.08cm"/>
        </style:list-level-properties>
      </text:list-level-style-number>
      <text:list-level-style-number text:level="6" text:style-name="WW8Num6z5" style:num-prefix="(" style:num-suffix=")" style:num-format="i">
        <style:list-level-properties text:list-level-position-and-space-mode="label-alignment">
          <style:list-level-label-alignment text:label-followed-by="listtab" text:list-tab-stop-position="4.445cm" fo:text-indent="-0.635cm" fo:margin-left="3.81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6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7z2" style:num-prefix="("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7z3" style:num-prefix="(" style:num-suffix=")" style:num-format="a" style:num-letter-sync="true">
        <style:list-level-properties text:list-level-position-and-space-mode="label-alignment">
          <style:list-level-label-alignment text:label-followed-by="listtab" text:list-tab-stop-position="3.81cm" fo:text-indent="-1.27cm" fo:margin-left="3.81cm"/>
        </style:list-level-properties>
      </text:list-level-style-number>
      <text:list-level-style-number text:level="5" text:style-name="WW8Num7z4" style:num-suffix="." style:num-format="i">
        <style:list-level-properties text:list-level-position-and-space-mode="label-alignment">
          <style:list-level-label-alignment text:label-followed-by="listtab" text:list-tab-stop-position="5.08cm" fo:text-indent="-1.27cm" fo:margin-left="5.08cm"/>
        </style:list-level-properties>
      </text:list-level-style-number>
      <text:list-level-style-number text:level="6" text:style-name="WW8Num7z5" style:num-format="">
        <style:list-level-properties text:list-level-position-and-space-mode="label-alignment">
          <style:list-level-label-alignment text:label-followed-by="nothing"/>
        </style:list-level-properties>
      </text:list-level-style-number>
      <text:list-level-style-number text:level="7" text:style-name="WW8Num7z6" style:num-format="">
        <style:list-level-properties text:list-level-position-and-space-mode="label-alignment">
          <style:list-level-label-alignment text:label-followed-by="nothing"/>
        </style:list-level-properties>
      </text:list-level-style-number>
      <text:list-level-style-number text:level="8" text:style-name="WW8Num7z7" style:num-format="">
        <style:list-level-properties text:list-level-position-and-space-mode="label-alignment">
          <style:list-level-label-alignment text:label-followed-by="nothing"/>
        </style:list-level-properties>
      </text:list-level-style-number>
      <text:list-level-style-number text:level="9" text:style-name="WW8Num7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5.212cm" fo:text-indent="-1.312cm" fo:margin-left="5.21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9z2" style:num-prefix="(1)" style:num-format="">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9z3" style:num-prefix="(" style:num-suffix=")" style:num-format="a" style:num-letter-sync="true">
        <style:list-level-properties text:list-level-position-and-space-mode="label-alignment">
          <style:list-level-label-alignment text:label-followed-by="listtab" text:list-tab-stop-position="3.81cm" fo:text-indent="-1.27cm" fo:margin-left="3.81cm"/>
        </style:list-level-properties>
      </text:list-level-style-number>
      <text:list-level-style-number text:level="5" text:style-name="WW8Num9z4" style:num-suffix="." style:num-format="i">
        <style:list-level-properties text:list-level-position-and-space-mode="label-alignment">
          <style:list-level-label-alignment text:label-followed-by="listtab" text:list-tab-stop-position="5.08cm" fo:text-indent="-1.27cm" fo:margin-left="5.08cm"/>
        </style:list-level-properties>
      </text:list-level-style-number>
      <text:list-level-style-number text:level="6" text:style-name="WW8Num9z5" style:num-format="">
        <style:list-level-properties text:list-level-position-and-space-mode="label-alignment">
          <style:list-level-label-alignment text:label-followed-by="nothing" fo:margin-left="5.08cm"/>
        </style:list-level-properties>
      </text:list-level-style-number>
      <text:list-level-style-number text:level="7" text:style-name="WW8Num9z6" style:num-format="">
        <style:list-level-properties text:list-level-position-and-space-mode="label-alignment">
          <style:list-level-label-alignment text:label-followed-by="nothing" fo:margin-left="5.08cm"/>
        </style:list-level-properties>
      </text:list-level-style-number>
      <text:list-level-style-number text:level="8" text:style-name="WW8Num9z7" style:num-format="">
        <style:list-level-properties text:list-level-position-and-space-mode="label-alignment">
          <style:list-level-label-alignment text:label-followed-by="nothing" fo:margin-left="5.08cm"/>
        </style:list-level-properties>
      </text:list-level-style-number>
      <text:list-level-style-number text:level="9" text:style-name="WW8Num9z8" style:num-format="">
        <style:list-level-properties text:list-level-position-and-space-mode="label-alignment">
          <style:list-level-label-alignment text:label-followed-by="nothing"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63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10z2" style:num-prefix="(1)" style:num-format="">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10z3" style:num-prefix="(" style:num-suffix=")" style:num-format="a" style:num-letter-sync="true">
        <style:list-level-properties text:list-level-position-and-space-mode="label-alignment">
          <style:list-level-label-alignment text:label-followed-by="listtab" text:list-tab-stop-position="3.81cm" fo:text-indent="-1.27cm" fo:margin-left="3.81cm"/>
        </style:list-level-properties>
      </text:list-level-style-number>
      <text:list-level-style-number text:level="5" text:style-name="WW8Num10z4" style:num-suffix="." style:num-format="i">
        <style:list-level-properties text:list-level-position-and-space-mode="label-alignment">
          <style:list-level-label-alignment text:label-followed-by="listtab" text:list-tab-stop-position="5.08cm" fo:text-indent="-1.27cm" fo:margin-left="5.08cm"/>
        </style:list-level-properties>
      </text:list-level-style-number>
      <text:list-level-style-number text:level="6" text:style-name="WW8Num10z5" style:num-format="">
        <style:list-level-properties text:list-level-position-and-space-mode="label-alignment">
          <style:list-level-label-alignment text:label-followed-by="nothing" fo:margin-left="5.08cm"/>
        </style:list-level-properties>
      </text:list-level-style-number>
      <text:list-level-style-number text:level="7" text:style-name="WW8Num10z6" style:num-format="">
        <style:list-level-properties text:list-level-position-and-space-mode="label-alignment">
          <style:list-level-label-alignment text:label-followed-by="nothing" fo:margin-left="5.08cm"/>
        </style:list-level-properties>
      </text:list-level-style-number>
      <text:list-level-style-number text:level="8" text:style-name="WW8Num10z7" style:num-format="">
        <style:list-level-properties text:list-level-position-and-space-mode="label-alignment">
          <style:list-level-label-alignment text:label-followed-by="nothing" fo:margin-left="5.08cm"/>
        </style:list-level-properties>
      </text:list-level-style-number>
      <text:list-level-style-number text:level="9" text:style-name="WW8Num10z8" style:num-format="">
        <style:list-level-properties text:list-level-position-and-space-mode="label-alignment">
          <style:list-level-label-alignment text:label-followed-by="nothing"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635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11z2" style:num-prefix="(1)" style:num-format="">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11z3" style:num-prefix="(" style:num-suffix=")" style:num-format="a" style:num-letter-sync="true">
        <style:list-level-properties text:list-level-position-and-space-mode="label-alignment">
          <style:list-level-label-alignment text:label-followed-by="listtab" text:list-tab-stop-position="3.81cm" fo:text-indent="-1.27cm" fo:margin-left="3.81cm"/>
        </style:list-level-properties>
      </text:list-level-style-number>
      <text:list-level-style-number text:level="5" text:style-name="WW8Num11z4" style:num-suffix="." style:num-format="i">
        <style:list-level-properties text:list-level-position-and-space-mode="label-alignment">
          <style:list-level-label-alignment text:label-followed-by="listtab" text:list-tab-stop-position="5.08cm" fo:text-indent="-1.27cm" fo:margin-left="5.08cm"/>
        </style:list-level-properties>
      </text:list-level-style-number>
      <text:list-level-style-number text:level="6" text:style-name="WW8Num11z5" style:num-format="">
        <style:list-level-properties text:list-level-position-and-space-mode="label-alignment">
          <style:list-level-label-alignment text:label-followed-by="nothing" fo:margin-left="5.08cm"/>
        </style:list-level-properties>
      </text:list-level-style-number>
      <text:list-level-style-number text:level="7" text:style-name="WW8Num11z6" style:num-format="">
        <style:list-level-properties text:list-level-position-and-space-mode="label-alignment">
          <style:list-level-label-alignment text:label-followed-by="nothing" fo:margin-left="5.08cm"/>
        </style:list-level-properties>
      </text:list-level-style-number>
      <text:list-level-style-number text:level="8" text:style-name="WW8Num11z7" style:num-format="">
        <style:list-level-properties text:list-level-position-and-space-mode="label-alignment">
          <style:list-level-label-alignment text:label-followed-by="nothing" fo:margin-left="5.08cm"/>
        </style:list-level-properties>
      </text:list-level-style-number>
      <text:list-level-style-number text:level="9" text:style-name="WW8Num11z8" style:num-format="">
        <style:list-level-properties text:list-level-position-and-space-mode="label-alignment">
          <style:list-level-label-alignment text:label-followed-by="nothing"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3.81cm" fo:margin-right="0cm" fo:orphans="0" fo:widows="0" fo:text-indent="0cm" style:auto-text-indent="false">
        <style:tab-stops>
          <style:tab-stop style:position="4.69cm" style:type="center"/>
          <style:tab-stop style:position="13.092cm" style:type="right"/>
        </style:tab-stops>
      </style:paragraph-properties>
    </style:style>
    <style:style style:name="MT1" style:family="text">
      <style:text-properties fo:font-size="8pt" style:text-underline-style="solid" style:text-underline-width="auto" style:text-underline-color="font-color" fo:font-weight="bold" style:font-size-asian="8pt" style:language-asian="en" style:country-asian="US" style:font-weight-asian="bold"/>
    </style:style>
    <style:style style:name="MT2" style:family="text">
      <style:text-properties style:text-underline-style="solid" style:text-underline-width="auto" style:text-underline-color="font-color" fo:font-weight="bold" style:language-asian="en" style:country-asian="US" style:font-weight-asian="bold"/>
    </style:style>
    <style:page-layout style:name="Mpm1">
      <style:page-layout-properties fo:page-width="21.001cm" fo:page-height="29.7cm" style:num-format="1" style:print-orientation="portrait" fo:margin-top="1.3cm" fo:margin-bottom="2.161cm" fo:margin-left="5.81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01cm" fo:margin-bottom="1.102cm" style:dynamic-spacing="true"/>
      </style:header-style>
      <style:footer-style/>
    </style:page-layout>
  </office:automatic-styles>
  <office:master-styles>
    <style:master-page style:name="Standard" style:page-layout-name="Mpm1">
      <style:header>
        <text:p text:style-name="MP1"><text:span text:style-name="MT1">PRESBYTERY OF MELBOURNE EAST<text:tab/></text:span><text:span text:style-name="MT2"><text:page-number style:num-format="1" text:select-page="current">1564</text:page-number></text:span><text:span text:style-name="MT2"><text:tab/></text:span><text:span text:style-name="MT1">Minutes of Meeting 19/08/202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sbytery Minutes</dc:title>
    <dc:subject/>
    <meta:keyword/>
    <meta:initial-creator>S.P. Swinn</meta:initial-creator>
    <meta:creation-date>2020-08-19T15:23:00</meta:creation-date>
    <dc:date>2020-09-03T15:18:54.005672110</dc:date>
    <meta:print-date>1997-12-13T23:46:00</meta:print-date>
    <meta:editing-cycles>40</meta:editing-cycles>
    <meta:editing-duration>PT3H37M58S</meta:editing-duration>
    <meta:document-statistic meta:table-count="0" meta:image-count="0" meta:object-count="0" meta:page-count="6" meta:paragraph-count="181" meta:word-count="2168" meta:character-count="13280" meta:non-whitespace-character-count="11198"/>
    <meta:generator>LibreOffice/6.1.5.2$Linux_X86_64 LibreOffice_project/10$Build-2</meta:generator>
  </office:meta>
</office:document-meta>
</file>